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55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56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57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58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59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0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1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82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84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85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86" style:family="paragraph" style:parent-style-name="Standard">
      <style:text-properties officeooo:rsid="0016324f" officeooo:paragraph-rsid="005d3410"/>
    </style:style>
    <style:style style:name="P87" style:family="paragraph" style:parent-style-name="Standard">
      <style:text-properties officeooo:rsid="0075ad16" officeooo:paragraph-rsid="005d3410"/>
    </style:style>
    <style:style style:name="P88" style:family="paragraph" style:parent-style-name="Standard">
      <style:text-properties officeooo:rsid="0017095d" officeooo:paragraph-rsid="005d3410"/>
    </style:style>
    <style:style style:name="P89" style:family="paragraph" style:parent-style-name="Standard">
      <style:text-properties fo:color="#ff3333" officeooo:rsid="0017095d" officeooo:paragraph-rsid="005d3410"/>
    </style:style>
    <style:style style:name="P90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91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92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93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94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9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9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97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98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99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00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01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02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03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104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105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107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83"/>
      <text:p text:style-name="P83">yum install httpd</text:p>
      <text:p text:style-name="P83">systemctl start httpd.service (para subir los servicios de apache)</text:p>
      <text:p text:style-name="P83"/>
      <text:p text:style-name="P83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96"><text:bookmark text:name="tw-target-text"/>Desactivar o inhabilitar la aplicación de Windows Store</text:p>
        </text:section>
      </text:section>
      <text:p text:style-name="P91"><text:bookmark text:name="tw-target-text1"/>Uso del Editor de directivas de grupo</text:p>
      <text:p text:style-name="P98"/>
      <text:p text:style-name="P97">Para deshabilitar el acceso o apagar la tienda de Windows, escriba gpedit.msc en el cuadro Ejecutar y pulse Intro para abrir el Editor de directiva de grupo local. Vaya a la siguiente configuración:</text:p>
      <text:p text:style-name="P98"/>
      <text:p text:style-name="P95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69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70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71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72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01">https://es.wikibooks.org/wiki/El_Manual_de_BASH_Scripting_B%C3%A1sico_para_Principiantes/Hola_Mundo_en_BASH</text:p>
      <text:p text:style-name="P13"/>
      <text:p text:style-name="P102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02"/>
      <text:p text:style-name="P14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73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74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75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76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77">Cambiar ip en servidores en debian 7 (de dhcp a estatica)</text:p>
      <text:p text:style-name="P26">https://servidordebian.org/es/jessie/config/network/static_ip</text:p>
      <text:p text:style-name="P25"/>
      <text:p text:style-name="P77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78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79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80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84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85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99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81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colocar nombre de usuario y de grupo(debe ser igual)</text:p>
      <text:p text:style-name="P42"/>
      <text:p text:style-name="P42"><text:soft-page-break/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82">Crear virtual host en Centos7</text:p>
      <text:p text:style-name="P86"/>
      <text:p text:style-name="P87">11,183</text:p>
      <text:p text:style-name="P86">Ingresar en el servidor en el cual se creara el virtual host, después de ingresar ejecutar el siguiente comando:</text:p>
      <text:p text:style-name="P86"/>
      <text:p text:style-name="P86">cd /etc/httpd/conf.d</text:p>
      <text:p text:style-name="P86"/>
      <text:p text:style-name="P86">estando en esta ruta se debe crear un archivo </text:p>
      <text:p text:style-name="P86"/>
      <text:p text:style-name="P88">vi <text:span text:style-name="T10">ejemplo</text:span>.conf </text:p>
      <text:p text:style-name="P88"/>
      <text:p text:style-name="P86">con los siguientes parámetros <text:span text:style-name="T12">(se debe modificar solo lo que esta en rojo, según el DNS a que se desea apuntar</text:span>:</text:p>
      <text:p text:style-name="P88"/>
      <text:p text:style-name="P88">&lt;VirtualHost *:80&gt;</text:p>
      <text:p text:style-name="P88">#DirectoryIndex index.php</text:p>
      <text:p text:style-name="P88"># ServerName gysmoadm.hc.p2p.dom</text:p>
      <text:p text:style-name="P89">ServerName faq.hc.gysmo.dom</text:p>
      <text:p text:style-name="P88"># ServerAlias gysmoadm.hc.p2p.dom</text:p>
      <text:p text:style-name="P89">ServerAlias faq.hc.gysmo.dom</text:p>
      <text:p text:style-name="P88">DocumentRoot /var/www/html/faq</text:p>
      <text:p text:style-name="P89">ErrorLog /var/log/httpd/faqhc-error.log</text:p>
      <text:p text:style-name="P89">CustomLog /var/log/httpd/faqhc-requests.log combined</text:p>
      <text:p text:style-name="P88">&lt;/VirtualHost&gt;</text:p>
      <text:p text:style-name="P86"/>
      <text:p text:style-name="P88">Guarda los cambios y luego debes reiniciar los servicios de apache con el siguiente comando:</text:p>
      <text:p text:style-name="P88"/>
      <text:p text:style-name="P88">systemctl restart httpd.service</text:p>
      <text:p text:style-name="P88"><text:soft-page-break/></text:p>
      <text:p text:style-name="P88"/>
      <text:p text:style-name="P54">NOTA: Se debe realizar la creación del FQDN o nombre de dominio a través del controlador de dominio o servidor DNS principal.</text:p>
      <text:p text:style-name="P54"/>
      <text:p text:style-name="P54"/>
      <text:p text:style-name="P55"><text:span text:style-name="T14">PARA </text:span><text:span text:style-name="T15">BAJAR LOS SERVICIOS DE GYSMO DE MANERA ORDENADA</text:span></text:p>
      <text:p text:style-name="P55"/>
      <text:p text:style-name="P56"/>
      <text:p text:style-name="P56">Ingresar en los ACD y bajar (en el orden)</text:p>
      <text:p text:style-name="P56"/>
      <text:p text:style-name="P56">-<text:span text:style-name="T18">monit</text:span></text:p>
      <text:p text:style-name="P56">/<text:span text:style-name="T18">etc/init.d/</text:span>monit <text:span text:style-name="T18">stop</text:span></text:p>
      <text:p text:style-name="P56"/>
      <text:p text:style-name="P56">-callcenter</text:p>
      <text:p text:style-name="P56">/<text:span text:style-name="T18">etc/init.d/callcenter</text:span> <text:span text:style-name="T18">stop</text:span></text:p>
      <text:p text:style-name="P56"/>
      <text:p text:style-name="P56">loguearme como su – telefonia </text:p>
      <text:p text:style-name="P56"/>
      <text:p text:style-name="P56">bajar asterisk</text:p>
      <text:p text:style-name="P56"/>
      <text:p text:style-name="P56">/<text:span text:style-name="T19">etc/init.d/asterisk stop</text:span></text:p>
      <text:p text:style-name="P56"/>
      <text:p text:style-name="P56">Ingresar en los APL y bajar</text:p>
      <text:p text:style-name="P56"/>
      <text:p text:style-name="P56">-apache</text:p>
      <text:p text:style-name="P56">/<text:span text:style-name="T19">etc/init.d/apache2 stop</text:span></text:p>
      <text:p text:style-name="P56"/>
      <text:p text:style-name="P56">-node-gysmo</text:p>
      <text:p text:style-name="P56"/>
      <text:p text:style-name="P56">/<text:span text:style-name="T19">etc/init.d/node-gysmo stop</text:span></text:p>
      <text:p text:style-name="P56"/>
      <text:p text:style-name="P56"/>
      <text:p text:style-name="P56">Luego de haber bajado los servicios ingreso via ssh 172.29.0.200 ip flotante (para gysmocc) para bajar la bd</text:p>
      <text:p text:style-name="P56"/>
      <text:p text:style-name="P56">ejecutar los siguientes <text:span text:style-name="T20">comandos</text:span>:</text:p>
      <text:p text:style-name="P56"/>
      <text:p text:style-name="P56"/>
      <text:p text:style-name="P56">postgres-p2p-control.sh stopfast <text:s/>(para bajar la bd)</text:p>
      <text:p text:style-name="P56"/>
      <text:p text:style-name="P56">reboot</text:p>
      <text:p text:style-name="P56"/>
      <text:p text:style-name="P56">hacer ping al nodo primario 172.29.0.201, <text:span text:style-name="T19">esperar respuestas</text:span></text:p>
      <text:p text:style-name="P56"/>
      <text:p text:style-name="P56">loguearme de nuevo al srv <text:s/>172.29.0.200</text:p>
      <text:p text:style-name="P56"/>
      <text:p text:style-name="P56"/>
      <text:p text:style-name="P56">ifconfig </text:p>
      <text:p text:style-name="P56"><text:soft-page-break/></text:p>
      <text:p text:style-name="P56">cat /proc/drbd <text:span text:style-name="T21">(para validar sincronizacion)</text:span></text:p>
      <text:p text:style-name="P56"/>
      <text:p text:style-name="P55">postgres-p2p-control.sh status</text:p>
      <text:p text:style-name="P55"/>
      <text:p text:style-name="P55"/>
      <text:p text:style-name="P55">Ingresar a los ACD, Loguearme como su – telefonia, SUBIR</text:p>
      <text:p text:style-name="P55"/>
      <text:p text:style-name="P55">-asterisk</text:p>
      <text:p text:style-name="P55">/<text:span text:style-name="T19">etc/init.d/asterisk start</text:span></text:p>
      <text:p text:style-name="P55"/>
      <text:p text:style-name="P55">salir de su telefonia</text:p>
      <text:p text:style-name="P55"/>
      <text:p text:style-name="P55">subir callcenter</text:p>
      <text:p text:style-name="P55">/<text:span text:style-name="T19">etc/init.d/callcenter start</text:span></text:p>
      <text:p text:style-name="P55"/>
      <text:p text:style-name="P55"/>
      <text:p text:style-name="P55">ingresar a los APL , SUBIR</text:p>
      <text:p text:style-name="P55"/>
      <text:p text:style-name="P55">-apache</text:p>
      <text:p text:style-name="P56">/<text:span text:style-name="T19">etc/init.d/apache2 start</text:span></text:p>
      <text:p text:style-name="P55"/>
      <text:p text:style-name="P55"><text:s/>-node (en los APL que lo <text:span text:style-name="T22">Tengan</text:span>)</text:p>
      <text:p text:style-name="P56">/<text:span text:style-name="T19">etc/init.d/node-gysmo start</text:span></text:p>
      <text:p text:style-name="P56"/>
      <text:p text:style-name="P56"/>
      <text:p text:style-name="P56"/>
      <text:p text:style-name="P47">como comprimir y descomprimir archivos</text:p>
      <text:p text:style-name="P57"/>
      <text:p text:style-name="P57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57"/>
      <text:p text:style-name="P90">tar -xzvf archivo.tar.gz <text:span text:style-name="T23">para descomprimir</text:span></text:p>
      <text:p text:style-name="P57"/>
      <text:p text:style-name="P57"/>
      <text:p text:style-name="P48">como copiar un archivo</text:p>
      <text:p text:style-name="P44"/>
      <text:p text:style-name="P92"><text:span text:style-name="Source_20_Text">cp directorio/ ruta_de_destino/nombre_copia</text:span></text:p>
      <text:p text:style-name="P92"/>
      <text:p text:style-name="P92"><text:span text:style-name="Source_20_Text">cp -r directorio/ ruta_de_destino/nombre_copia (PARA COPIAR CARPETA)</text:span></text:p>
      <text:p text:style-name="P92"/>
      <text:p text:style-name="P92"/>
      <text:p text:style-name="P92"/>
      <text:p text:style-name="P93">para dar permiso <text:s/>a un archivo o carpeta</text:p>
      <text:p text:style-name="P94"/>
      <text:p text:style-name="P92"><text:span text:style-name="T13">chmod 777 nombre_de_carpeta</text:span> </text:p>
      <text:p text:style-name="P92"><text:span text:style-name="Source_20_Text"/></text:p>
      <text:p text:style-name="P44"/>
      <text:p text:style-name="P58"><text:span text:style-name="T16">C</text:span><text:span text:style-name="T14">omo mover una llamada a </text:span><text:span text:style-name="T17">de producción a calidad</text:span></text:p>
      <text:p text:style-name="P58"/>
      <text:p text:style-name="P59">Entrar via ssh al 172.16.17.1</text:p>
      <text:p text:style-name="P59"><text:soft-page-break/></text:p>
      <text:p text:style-name="P60">Ingresar en la carpeta donde se guardan las llamadas</text:p>
      <text:p text:style-name="P59"/>
      <text:p text:style-name="P60">cd /mnt/asterisk01/</text:p>
      <text:p text:style-name="P60"/>
      <text:p text:style-name="P60">buscar la campaña </text:p>
      <text:p text:style-name="P60"/>
      <text:p text:style-name="P60">cd banesco/</text:p>
      <text:p text:style-name="P60"/>
      <text:p text:style-name="P60">ingresar a telefonia</text:p>
      <text:p text:style-name="P60"/>
      <text:p text:style-name="P60">cd /telefonia/llamadas</text:p>
      <text:p text:style-name="P60"/>
      <text:p text:style-name="P60">buscar el año/mes/dia de la llamada que se desea copiar</text:p>
      <text:p text:style-name="P60"/>
      <text:p text:style-name="P60">cd 2017/08/10</text:p>
      <text:p text:style-name="P60"/>
      <text:p text:style-name="P61">hacer ls y desplegara todas las llamadas de la fecha. Para ubicar una llamada en especifico se debe ejecutar el siguiente comando </text:p>
      <text:p text:style-name="P61"/>
      <text:p text:style-name="P61">ls -l <text:span text:style-name="T10">2017-08-07_12-40-23_63103.gsm</text:span></text:p>
      <text:p text:style-name="P61"/>
      <text:p text:style-name="P61">si no se logra conseguir la llamada de esta manera ejecutarlo con *</text:p>
      <text:p text:style-name="P61"/>
      <text:p text:style-name="P61">ls -l <text:span text:style-name="T10">2017-08-07_12-40-23_63103.gsm</text:span> .*</text:p>
      <text:p text:style-name="P61"/>
      <text:p text:style-name="P61">luego utilizar el comando para copiar de un servidor a otro.: nombre de archivo/usuario/ip/ruta</text:p>
      <text:p text:style-name="P61"/>
      <text:p text:style-name="P61"/>
      <text:p text:style-name="P61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1"/>
      <text:p text:style-name="P61"/>
      <text:p text:style-name="P61"/>
      <text:p text:style-name="P49">Crear virtual host en <text:span text:style-name="T24">Debian</text:span></text:p>
      <text:p text:style-name="P49"/>
      <text:p text:style-name="P50"/>
      <text:p text:style-name="P62"><text:span text:style-name="T25">I</text:span>ngresar al srv via ssh (ejemplo 172.16.11.183: Servidor de mercadeo)</text:p>
      <text:p text:style-name="P62"/>
      <text:p text:style-name="P62">entrar en apache</text:p>
      <text:p text:style-name="P62"/>
      <text:p text:style-name="P62">cd /etc/apache2/sites-available/</text:p>
      <text:p text:style-name="P62"/>
      <text:p text:style-name="P63">estando en esta ruta se debe crear un archivo </text:p>
      <text:p text:style-name="P63"/>
      <text:p text:style-name="P62">vi blogct</text:p>
      <text:p text:style-name="P62"/>
      <text:p text:style-name="P63">con los siguientes parámetros <text:span text:style-name="T12">(se debe modificar solo lo que esta en rojo)</text:span></text:p>
      <text:p text:style-name="P63"/>
      <text:p text:style-name="P62">&lt;VirtualHost *:80&gt;</text:p>
      <text:p text:style-name="P62"><text:soft-page-break/><text:s text:c="8"/>ServerAdmin webmaster@localhost</text:p>
      <text:p text:style-name="P62"/>
      <text:p text:style-name="P62"><text:s text:c="8"/>DocumentRoot /var/www/blogct</text:p>
      <text:p text:style-name="P62"><text:s text:c="8"/>ServerName <text:span text:style-name="T10">blogct.hc.p2p.dom</text:span></text:p>
      <text:p text:style-name="P62"/>
      <text:p text:style-name="P62"><text:s text:c="8"/>&lt;Directory /&gt;</text:p>
      <text:p text:style-name="P62"><text:s text:c="16"/>Options -Indexes FollowSymLinks</text:p>
      <text:p text:style-name="P62"><text:s text:c="16"/>AllowOverride None</text:p>
      <text:p text:style-name="P62"><text:s text:c="8"/>&lt;/Directory&gt;</text:p>
      <text:p text:style-name="P62"><text:s text:c="8"/>&lt;Directory /var/www/<text:span text:style-name="T10">blogct</text:span>/&gt;</text:p>
      <text:p text:style-name="P62"><text:s text:c="16"/>Options -Indexes FollowSymLinks MultiViews</text:p>
      <text:p text:style-name="P62"><text:s text:c="16"/>AllowOverride None</text:p>
      <text:p text:style-name="P62"><text:s text:c="16"/>Order allow,deny</text:p>
      <text:p text:style-name="P62"><text:s text:c="16"/>allow from all</text:p>
      <text:p text:style-name="P62"><text:s text:c="8"/>&lt;/Directory&gt;</text:p>
      <text:p text:style-name="P62"/>
      <text:p text:style-name="P62"><text:s text:c="8"/>ScriptAlias /cgi-bin/ /usr/lib/cgi-bin/</text:p>
      <text:p text:style-name="P62"><text:s text:c="8"/>&lt;Directory "/usr/lib/cgi-bin"&gt;</text:p>
      <text:p text:style-name="P62"><text:s text:c="16"/>AllowOverride None</text:p>
      <text:p text:style-name="P62"><text:s text:c="16"/>Options +ExecCGI -MultiViews +SymLinksIfOwnerMatch</text:p>
      <text:p text:style-name="P62"><text:s text:c="16"/>Order allow,deny</text:p>
      <text:p text:style-name="P62"><text:s text:c="16"/>Allow from all</text:p>
      <text:p text:style-name="P62"><text:s text:c="8"/>&lt;/Directory&gt;</text:p>
      <text:p text:style-name="P62"/>
      <text:p text:style-name="P62"><text:s text:c="8"/>ErrorLog ${APACHE_LOG_DIR}/<text:span text:style-name="T10">blogct</text:span>-error.log</text:p>
      <text:p text:style-name="P62"/>
      <text:p text:style-name="P62"><text:s text:c="8"/># Possible values include: debug, info, notice, warn, error, crit,</text:p>
      <text:p text:style-name="P62"><text:s text:c="8"/># alert, emerg.</text:p>
      <text:p text:style-name="P62"><text:s text:c="8"/>LogLevel warn</text:p>
      <text:p text:style-name="P62"/>
      <text:p text:style-name="P62"><text:s text:c="8"/>CustomLog ${APACHE_LOG_DIR}/<text:span text:style-name="T10">blogct</text:span>-access.log combined</text:p>
      <text:p text:style-name="P62">&lt;/VirtualHost&gt;</text:p>
      <text:p text:style-name="P62"/>
      <text:p text:style-name="P64">Guardar los cambios </text:p>
      <text:p text:style-name="P64"/>
      <text:p text:style-name="P64">a2ensite blogct (para habilitar el virtual host en apache)</text:p>
      <text:p text:style-name="P64"/>
      <text:p text:style-name="P64">luego reinciar el apache</text:p>
      <text:p text:style-name="P64"/>
      <text:p text:style-name="P64">/etc/init.d/apache2 reload</text:p>
      <text:p text:style-name="P64"/>
      <text:p text:style-name="P64">Realizar las pruebas en el navegador</text:p>
      <text:p text:style-name="P64"/>
      <text:p text:style-name="P64"/>
      <text:p text:style-name="P51">crea index en servidores</text:p>
      <text:p text:style-name="P65"/>
      <text:p text:style-name="P65">Ingresar en cd /var/www/html</text:p>
      <text:p text:style-name="P65"/>
      <text:p text:style-name="P65">vi index.html</text:p>
      <text:p text:style-name="P65"><text:soft-page-break/></text:p>
      <text:p text:style-name="P65"/>
      <text:p text:style-name="P62"/>
      <text:p text:style-name="P62"/>
      <text:p text:style-name="P61"/>
      <text:p text:style-name="P61"/>
      <text:p text:style-name="P52">Para contar la cantidad de archivos en una carpeta</text:p>
      <text:p text:style-name="P66"/>
      <text:p text:style-name="P66">ls | wc -l</text:p>
      <text:p text:style-name="P66"/>
      <text:p text:style-name="P66"/>
      <text:p text:style-name="P52"><text:span text:style-name="T26">P</text:span>ara ver los filesystem</text:p>
      <text:p text:style-name="P66"/>
      <text:p text:style-name="P66">df -h</text:p>
      <text:p text:style-name="P66"/>
      <text:p text:style-name="P61"/>
      <text:p text:style-name="P53">Realizar cambio de contraseña en Postgres</text:p>
      <text:p text:style-name="P67"/>
      <text:p text:style-name="P67">passwd postgres</text:p>
      <text:p text:style-name="P61"/>
      <text:p text:style-name="P61"/>
      <text:p text:style-name="P105">Como hacer Crontab</text:p>
      <text:p text:style-name="P104"/>
      <text:p text:style-name="P104">https://blog.desdelinux.net/cron-crontab-explicados/</text:p>
      <text:p text:style-name="P60"/>
      <text:p text:style-name="P106">para realizar crontab <text:span text:style-name="T27">se debe ingresar </text:span></text:p>
      <text:p text:style-name="P106"/>
      <text:p text:style-name="P107">cd /etc/cron.d</text:p>
      <text:p text:style-name="P107"/>
      <text:p text:style-name="P107">alli utilizando vi se debe colocar el crontab</text:p>
      <text:p text:style-name="P107"/>
      <text:p text:style-name="P107">vi conprueba</text:p>
      <text:p text:style-name="P107"/>
      <text:p text:style-name="P107">*/1 * * * * root /usr/local/bin/prueba.sh</text:p>
      <text:p text:style-name="P107"/>
      <text:p text:style-name="P107">m h m d usuario ruta donde esta el script</text:p>
      <text:p text:style-name="P59"/>
      <text:p text:style-name="P107">minutos horas mes dia </text:p>
      <text:p text:style-name="P107"/>
      <text:p text:style-name="P107">guardar y automaticamente comenzara a ejecutarse</text:p>
      <text:p text:style-name="P107"/>
      <text:p text:style-name="P107"/>
      <text:p text:style-name="P107"/>
      <text:p text:style-name="P107"/>
      <text:p text:style-name="P58"/>
      <text:p text:style-name="P58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08-30T15:00:40.568393561</dc:date>
    <dc:creator>Evelyn blanco</dc:creator>
    <meta:editing-duration>P55DT8H32M58S</meta:editing-duration>
    <meta:editing-cycles>50</meta:editing-cycles>
    <meta:generator>LibreOffice/4.3.3.2$Linux_X86_64 LibreOffice_project/430m0$Build-2</meta:generator>
    <meta:document-statistic meta:table-count="0" meta:image-count="0" meta:object-count="0" meta:page-count="10" meta:paragraph-count="261" meta:word-count="1125" meta:character-count="10186" meta:non-whitespace-character-count="8942"/>
  </office:meta>
</office:document-meta>
</file>